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69H13M00S" calcext:value-type="time">
            <text:p>69:1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9]-[.B3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0]-[.B4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1]-[.B4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2]-[.B4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3]-[.B4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4]-[.B4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5]-[.B4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6]-[.B4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-[.B4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8]-[.B4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9]-[.B4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5:02:21.3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7T23:27:44.160000000</dc:date>
    <meta:editing-duration>P5DT2H23M21S</meta:editing-duration>
    <meta:editing-cycles>86</meta:editing-cycles>
    <meta:generator>LibreOffice/7.2.5.2$Windows_X86_64 LibreOffice_project/499f9727c189e6ef3471021d6132d4c694f357e5</meta:generator>
    <meta:document-statistic meta:table-count="1" meta:cell-count="206" meta:object-count="0"/>
  </office:meta>
</office:document-meta>
</file>